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style:font-name="Arial" fo:font-size="18pt" fo:font-weight="bold" officeooo:rsid="00197531" officeooo:paragraph-rsid="00197531" style:font-size-asian="18pt" style:font-weight-asian="bold" style:font-name-complex="Arial1" style:font-size-complex="18pt"/>
    </style:style>
    <style:style style:name="P2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0db82a" officeooo:paragraph-rsid="00197531" style:font-size-asian="10.5pt" style:font-weight-asian="normal" style:font-name-complex="Arial1" style:font-size-complex="12pt" style:font-weight-complex="normal"/>
    </style:style>
    <style:style style:name="P3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2pt" fo:font-weight="normal" officeooo:rsid="001b0986" officeooo:paragraph-rsid="001b0986" style:font-size-asian="10.5pt" style:font-weight-asian="normal" style:font-name-complex="Arial1" style:font-size-complex="12pt" style:font-weight-complex="normal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4pt" fo:font-weight="bold" officeooo:rsid="000db82a" officeooo:paragraph-rsid="00197531" style:font-size-asian="12.25pt" style:font-weight-asian="bold" style:font-name-complex="Arial1" style:font-size-complex="14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4pt" fo:font-weight="bold" officeooo:rsid="001cf544" officeooo:paragraph-rsid="001cf544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6pt" fo:font-weight="bold" officeooo:rsid="001b0986" officeooo:paragraph-rsid="001b0986" style:font-size-asian="16pt" style:font-weight-asian="bold" style:font-name-complex="Arial1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/>
      <style:text-properties style:font-name="Arial" fo:font-size="16pt" fo:font-weight="bold" officeooo:rsid="001b0986" officeooo:paragraph-rsid="001cf544" style:font-size-asian="16pt" style:font-weight-asian="bold" style:font-name-complex="Arial1" style:font-size-complex="16pt" style:font-weight-complex="bold"/>
    </style:style>
    <style:style style:name="T1" style:family="text">
      <style:text-properties officeooo:rsid="001cf544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Estimacion y Planificacion </text:p>
      <text:p text:style-name="P1">del Proyec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esentado por:</text:p>
      <text:p text:style-name="P2">Richard Gomez</text:p>
      <text:p text:style-name="P2">Jhon Rodriguez</text:p>
      <text:p text:style-name="P2">Cristian Ramirez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estimacion y planificacion </text:p>
      <text:p text:style-name="P3"><text:tab/><text:tab/>determinacion PF </text:p>
      <text:p text:style-name="P3"><text:tab/><text:tab/><text:tab/>productividad diaria </text:p>
      <text:p text:style-name="P3"><text:tab/><text:tab/><text:tab/>que es PF</text:p>
      <text:p text:style-name="P3"><text:tab/><text:tab/>identificacion de recursos</text:p>
      <text:p text:style-name="P3"><text:tab/><text:tab/><text:tab/>humano(2 integrantes roles)</text:p>
      <text:p text:style-name="P3"><text:tab/><text:tab/><text:tab/>fisico(computadores)depreciacion computadores multiplicamos por el tiempo</text:p>
      <text:p text:style-name="P3"><text:tab/><text:tab/><text:tab/>Financiero costos fijos</text:p>
      <text:p text:style-name="P3"><text:tab/><text:tab/>calcular esfuerzo/costo/duracion<text:tab/></text:p>
      <text:p text:style-name="P3"><text:tab/><text:tab/>descontar lo que ya se hizo(se coloca lo que ya se ha hecho con concluciones)</text:p>
      <text:p text:style-name="P3"/>
      <text:p text:style-name="P3"><text:tab/><text:tab/>plan(con base en la metodologia OHDM)</text:p>
      <text:p text:style-name="P3"><text:tab/><text:tab/><text:tab/>cronograma</text:p>
      <text:p text:style-name="P3"><text:tab/><text:tab/>concluciones</text:p>
      <text:p text:style-name="P3"/>
      <text:p text:style-name="P5"/>
      <text:p text:style-name="P7"><text:span text:style-name="T1">(PFSA)</text:span>Puntos por Funcion <text:span text:style-name="T1">Sin</text:span> <text:span text:style-name="T1">Ajustar</text:span></text:p>
      <text:p text:style-name="P5"/>
      <text:p text:style-name="P5"/>
      <text:p text:style-name="P5"/>
      <text:p text:style-name="P5"/>
      <text:p text:style-name="P6"><text:bookmark-start text:name="__DdeLink__499_356278978"/><text:span text:style-name="T1">(PFA)</text:span>Puntos por Funcion <text:span text:style-name="T1">Ajustado</text:span><text:bookmark-end text:name="__DdeLink__499_356278978"/></text:p>
      <text:p text:style-name="P3"/>
      <text:p text:style-name="P3"/>
      <text:p text:style-name="P3"><draw:frame draw:style-name="fr1" draw:name="Object1" text:anchor-type="paragraph" svg:width="18.203cm" svg:height="8.27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07:31:39.870325083</meta:creation-date>
    <dc:date>2018-04-25T08:47:21.575634172</dc:date>
    <meta:editing-duration>PT45M15S</meta:editing-duration>
    <meta:editing-cycles>2</meta:editing-cycles>
    <meta:generator>LibreOffice/5.2.7.2$Linux_X86_64 LibreOffice_project/20m0$Build-2</meta:generator>
    <meta:document-statistic meta:table-count="0" meta:image-count="0" meta:object-count="1" meta:page-count="2" meta:paragraph-count="21" meta:word-count="72" meta:character-count="587" meta:non-whitespace-character-count="50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7.91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0.57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8.6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ro4" style:family="table-row">
      <style:table-row-properties style:row-height="12.6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wrap-option="wrap" fo:border="0.06pt solid #000000"/>
    </style:style>
    <style:style style:name="ce12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mm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33ff99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wrap-option="wrap" fo:border="0.06pt solid #000000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default-cell-style-name="Default"/>
        <table:table-row table:style-name="ro1" table:number-rows-repeated="42">
          <table:table-cell table:number-columns-repeated="10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8" table:number-rows-spanned="2">
            <text:p>PF ajustado</text:p>
          </table:table-cell>
          <table:covered-table-cell table:number-columns-repeated="2" table:style-name="ce13"/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covered-table-cell table:number-columns-repeated="3" table:style-name="ce13"/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Comunicación de datos</text:p>
          </table:table-cell>
          <table:table-cell table:style-name="ce14" office:value-type="float" office:value="4" calcext:value-type="float">
            <text:p>4</text:p>
          </table:table-cell>
          <table:table-cell table:style-name="ce17" office:value-type="string" calcext:value-type="string" table:number-columns-spanned="6" table:number-rows-spanned="1">
            <text:p>La aplicación es más que una entrada on-line, y soporta apenas un protocolo de comunicación</text:p>
          </table:table-cell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Procesamiento distribuido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string" calcext:value-type="string" table:number-columns-spanned="6" table:number-rows-spanned="1">
            <text:p>La aplicación prepara datos para transferencia, los transfiere y entonces son procesados en otro equipamiento de la empresa (no por el usuario final)</text:p>
          </table:table-cell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Objetivos de Rendimiento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string" calcext:value-type="string" table:number-columns-spanned="6" table:number-rows-spanned="1">
            <text:p>Requerimientos de perfomance y de diseño fueron establecidos y previstos, sin embargo ninguna acción especial fue requerida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Configuración del equipamient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Ninguna restricción operacional explícita o implícita fue incluida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Tasa de transaccione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 table:number-columns-spanned="6" table:number-rows-spanned="1">
            <text:p>Se prevén picos diariamente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Entrada de datos en línea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 table:number-columns-spanned="6" table:number-rows-spanned="1">
            <text:p>Más del 30% de las transacciones son entradas de datos on-line</text:p>
          </table:table-cell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Interfase con el usuario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 table:number-columns-spanned="6" table:number-rows-spanned="1">
            <text:p>Más de cinco de los items descritos, no hay requerimientos específicos del usuario en cuanto a amigabilidad del sistema</text:p>
          </table:table-cell>
          <table:covered-table-cell table:number-columns-repeated="4" table:style-name="ce19"/>
          <table:covered-table-cell table:style-name="ce13"/>
        </table:table-row>
        <table:table-row table:style-name="ro3">
          <table:table-cell table:number-columns-repeated="2"/>
          <table:table-cell table:style-name="ce14" office:value-type="string" calcext:value-type="string">
            <text:p>Actualización en línea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 table:number-columns-spanned="6" table:number-rows-spanned="1">
            <text:p>Ninguna</text:p>
          </table:table-cell>
          <table:covered-table-cell table:number-columns-repeated="4" table:style-name="ce20"/>
          <table:covered-table-cell table:style-name="ce21"/>
        </table:table-row>
        <table:table-row table:style-name="ro1">
          <table:table-cell table:number-columns-repeated="2"/>
          <table:table-cell table:style-name="ce14" office:value-type="string" calcext:value-type="string">
            <text:p>Procesamiento complejo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Ninguno de los items anteriores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Reusabilidad del códig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 table:number-columns-spanned="6" table:number-rows-spanned="1">
            <text:p>Código reutilizado fue usado solamente dentro de la aplicación</text:p>
          </table:table-cell>
          <table:covered-table-cell table:number-columns-repeated="4" table:style-name="ce19"/>
          <table:covered-table-cell table:style-name="ce13"/>
        </table:table-row>
        <table:table-row table:style-name="ro4">
          <table:table-cell table:number-columns-repeated="2"/>
          <table:table-cell table:style-name="ce14" office:value-type="string" calcext:value-type="string">
            <text:p>Facilidad de implementación</text:p>
          </table:table-cell>
          <table:table-cell table:style-name="ce14" office:value-type="float" office:value="3" calcext:value-type="float">
            <text:p>3</text:p>
          </table:table-cell>
          <table:table-cell table:style-name="ce17" office:value-type="string" calcext:value-type="string" table:number-columns-spanned="6" table:number-rows-spanned="1">
            <text:p>Requerimientos de conversión e implementación fueron establecidos por el usuario y rutinas de de conversión e implementación fueron proporcionados y probados. el impacto de conversión en el proyecto es considerado importante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Facilidad de operación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proceso normal de respaldo establecido por el usuari</text:p>
          </table:table-cell>
          <table:covered-table-cell table:number-columns-repeated="4" table:style-name="ce19"/>
          <table:covered-table-cell table:style-name="ce13"/>
        </table:table-row>
        <table:table-row table:style-name="ro2">
          <table:table-cell table:number-columns-repeated="2"/>
          <table:table-cell table:style-name="ce14" office:value-type="string" calcext:value-type="string">
            <text:p>Instalaciones Múltiples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string" calcext:value-type="string" table:number-columns-spanned="6" table:number-rows-spanned="1">
            <text:p>Los requerimientos del usuario no consideran la necesidad de instalación de más de un local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4" office:value-type="string" calcext:value-type="string">
            <text:p>Facilidad de cambio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 table:number-columns-spanned="6" table:number-rows-spanned="1">
            <text:p>Ninguno de los items descritos</text:p>
          </table:table-cell>
          <table:covered-table-cell table:number-columns-repeated="4" table:style-name="ce19"/>
          <table:covered-table-cell table:style-name="ce13"/>
        </table:table-row>
        <table:table-row table:style-name="ro1">
          <table:table-cell table:number-columns-repeated="2"/>
          <table:table-cell table:style-name="ce15" office:value-type="string" calcext:value-type="string">
            <text:p>Factor de ajuste</text:p>
          </table:table-cell>
          <table:table-cell table:style-name="ce16" table:formula="of:=SUM([.D45:.D58])" office:value-type="float" office:value="22" calcext:value-type="float">
            <text:p>22</text:p>
          </table:table-cell>
          <table:table-cell table:style-name="ce18"/>
          <table:table-cell table:number-columns-repeated="4"/>
          <table:table-cell table:style-name="ce18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s" number:country="CO">$</number:currency-symbol>
      <number:number number:decimal-places="1" loext:min-decimal-places="1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CO">$</number:currency-symbol>
      <number:number number:decimal-places="1" loext:min-decimal-places="1" number:min-integer-digits="1" number:grouping="true"/>
      <number:text>)</number:text>
      <style:map style:condition="value()&gt;=0" style:apply-style-name="N109P0"/>
    </number:currency-style>
    <number:currency-style style:name="N10107" number:language="es" number:country="CO">
      <number:currency-symbol number:language="es" number:country="CO">$</number:currency-symbol>
      <number:number number:decimal-places="0" loext:min-decimal-places="0" number:min-integer-digits="1" number:grouping="true"/>
    </number:currency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5">00/00/0000</text:date>, <text:time style:data-style-name="N2" text:time-value="08:00:22.817556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